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rsid="00155834" officeooo:paragraph-rsid="00155834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155834" officeooo:paragraph-rsid="00155834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7d80d" officeooo:paragraph-rsid="0017d80d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officeooo:paragraph-rsid="001b2b75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paragraph-rsid="001b2b75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be9f1" officeooo:paragraph-rsid="001b2b75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71d5c" officeooo:paragraph-rsid="00171d5c" style:font-size-asian="12pt" style:font-size-complex="12pt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2pt" officeooo:rsid="00171d5c" officeooo:paragraph-rsid="001b2b75" style:font-size-asian="12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officeooo:paragraph-rsid="001b2b75" style:font-size-asian="12pt" style:font-size-complex="12pt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officeooo:paragraph-rsid="001b2b75" style:font-size-asian="12pt" style:font-size-complex="12pt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2pt" officeooo:paragraph-rsid="001b2b75" style:font-size-asian="12pt" style:font-size-complex="12pt"/>
    </style:style>
    <style:style style:name="T1" style:family="text">
      <style:text-properties officeooo:rsid="000ccc19"/>
    </style:style>
    <style:style style:name="T2" style:family="text">
      <style:text-properties officeooo:rsid="000bd7a1"/>
    </style:style>
    <style:style style:name="T3" style:family="text">
      <style:text-properties officeooo:rsid="000be9f1"/>
    </style:style>
    <style:style style:name="T4" style:family="text">
      <style:text-properties officeooo:rsid="000bb73f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des charges BDD</text:p>
      <text:p text:style-name="P1"/>
      <text:p text:style-name="P2"/>
      <text:p text:style-name="P2">Penser à la caution</text:p>
      <text:p text:style-name="P2">Animation – animateurs </text:p>
      <text:p text:style-name="P2"/>
      <text:p text:style-name="P2">BDD gère : planning animateur, liste inscrit</text:p>
      <text:p text:style-name="P2"><text:tab/><text:tab/>planning activité, gens inscrits</text:p>
      <text:p text:style-name="P2"/>
      <text:p text:style-name="P2">Fin séjour → facturer client (penser aux frais)</text:p>
      <text:p text:style-name="P2"/>
      <text:p text:style-name="P3">Base : </text:p>
      <text:p text:style-name="P7"><text:tab/>Client — louer — Emplacement</text:p>
      <text:p text:style-name="P4"/>
      <text:p text:style-name="P5">Cahier des charges :</text:p>
      <text:p text:style-name="P5"/>
      <text:p text:style-name="P5"/>
      <text:p text:style-name="P5">Camping disposant de <text:span text:style-name="T1">50</text:span> mobil<text:span text:style-name="T2">e</text:span> homes :</text:p>
      <text:p text:style-name="P5"><text:tab/><text:span text:style-name="T1">25 petits : </text:span></text:p>
      <text:list xml:id="list385036798" text:style-name="L1">
        <text:list-item>
          <text:list>
            <text:list-item>
              <text:p text:style-name="P9">Wifi payant</text:p>
            </text:list-item>
            <text:list-item>
              <text:p text:style-name="P9">T<text:span text:style-name="T2">é</text:span>l<text:span text:style-name="T2">é</text:span> payante </text:p>
            </text:list-item>
            <text:list-item>
              <text:p text:style-name="P9"><text:span text:style-name="T2">É</text:span>lectr<text:span text:style-name="T2">i</text:span>cit<text:span text:style-name="T2">é</text:span> gratuite</text:p>
            </text:list-item>
            <text:list-item>
              <text:p text:style-name="P9">Eau gratuite</text:p>
            </text:list-item>
            <text:list-item>
              <text:p text:style-name="P9">Abonnement <text:span text:style-name="T3">+ caution</text:span></text:p>
            </text:list-item>
          </text:list>
        </text:list-item>
      </text:list>
      <text:p text:style-name="P5"/>
      <text:p text:style-name="P5"><text:tab/><text:span text:style-name="T1">15 moyens : </text:span></text:p>
      <text:p text:style-name="P5"/>
      <text:p text:style-name="P5"><text:tab/><text:span text:style-name="T1">10</text:span></text:p>
      <text:p text:style-name="P5"/>
      <text:p text:style-name="P5">Camping disposant de 100 emplacements a Caravane :</text:p>
      <text:list xml:id="list101728625062601" text:continue-numbering="true" text:style-name="L1">
        <text:list-item>
          <text:list>
            <text:list-item>
              <text:p text:style-name="P9"><text:span text:style-name="T2">É</text:span>lectr<text:span text:style-name="T4">i</text:span>cit<text:span text:style-name="T2">é</text:span> payante</text:p>
            </text:list-item>
            <text:list-item>
              <text:p text:style-name="P9">Pas de wifi</text:p>
            </text:list-item>
            <text:list-item>
              <text:p text:style-name="P9">Eau payante</text:p>
            </text:list-item>
            <text:list-item>
              <text:p text:style-name="P9">Douche/WC extérieur gratuite</text:p>
            </text:list-item>
            <text:list-item>
              <text:p text:style-name="P9">Abonnement <text:span text:style-name="T3">+ caution</text:span></text:p>
            </text:list-item>
          </text:list>
        </text:list-item>
      </text:list>
      <text:p text:style-name="P5"/>
      <text:p text:style-name="P5">Camping disposant de 100 emplacements tentes :</text:p>
      <text:list xml:id="list101729287492690" text:continue-numbering="true" text:style-name="L1">
        <text:list-item>
          <text:list>
            <text:list-item>
              <text:p text:style-name="P9"><text:span text:style-name="T2">É</text:span>lectr<text:span text:style-name="T4">i</text:span>cit<text:span text:style-name="T2">é</text:span> payante</text:p>
            </text:list-item>
            <text:list-item>
              <text:p text:style-name="P9">Pas de wifi</text:p>
            </text:list-item>
            <text:list-item>
              <text:p text:style-name="P9">Eau payante</text:p>
            </text:list-item>
            <text:list-item>
              <text:p text:style-name="P9">Douche/WC extérieur gratuite</text:p>
            </text:list-item>
            <text:list-item>
              <text:p text:style-name="P9">Abonnement <text:span text:style-name="T3">+ caution</text:span></text:p>
            </text:list-item>
          </text:list>
        </text:list-item>
      </text:list>
      <text:p text:style-name="P5"/>
      <text:p text:style-name="P5">Camping disposant de 100 emplacements a Camping Cars:</text:p>
      <text:list xml:id="list101729983822061" text:continue-numbering="true" text:style-name="L1">
        <text:list-item>
          <text:list>
            <text:list-item>
              <text:p text:style-name="P9"><text:span text:style-name="T2">É</text:span>lectr<text:span text:style-name="T4">i</text:span>cit<text:span text:style-name="T2">é</text:span> payante</text:p>
            </text:list-item>
            <text:list-item>
              <text:p text:style-name="P9">Pas de wifi</text:p>
            </text:list-item>
            <text:list-item>
              <text:p text:style-name="P9">Eau payante</text:p>
            </text:list-item>
            <text:list-item>
              <text:p text:style-name="P9">Douche/WC extérieur gratuite</text:p>
            </text:list-item>
            <text:list-item>
              <text:p text:style-name="P9">Abonnement <text:span text:style-name="T3">+ caution</text:span></text:p>
            </text:list-item>
            <text:list-item>
              <text:p text:style-name="P9"/>
            </text:list-item>
          </text:list>
        </text:list-item>
      </text:list>
      <text:p text:style-name="P6">Camping disposant de 20 pavillons : </text:p>
      <text:p text:style-name="P6"><text:tab/>– Électricité gratuite</text:p>
      <text:p text:style-name="P6"><text:soft-page-break/><text:tab/>– WiFi gratuite</text:p>
      <text:p text:style-name="P6"><text:tab/>– Eau gratuite</text:p>
      <text:p text:style-name="P6"><text:tab/>– Abonnement + caution</text:p>
      <text:p text:style-name="P6"/>
      <text:p text:style-name="P6">Camping disposant de 10 chalets : </text:p>
      <text:p text:style-name="P6"/>
      <text:p text:style-name="P5"/>
      <text:p text:style-name="P5">Activités proposes :</text:p>
      <text:p text:style-name="P5"/>
      <text:list xml:id="list419382226" text:style-name="L2">
        <text:list-item>
          <text:list>
            <text:list-item>
              <text:p text:style-name="P10">Zumba Payant</text:p>
            </text:list-item>
            <text:list-item>
              <text:p text:style-name="P10">Ping-pong Gratuite</text:p>
            </text:list-item>
            <text:list-item>
              <text:p text:style-name="P10">AquaGym Gratuite</text:p>
            </text:list-item>
            <text:list-item>
              <text:p text:style-name="P10">Paintball Payant</text:p>
            </text:list-item>
            <text:list-item>
              <text:p text:style-name="P10">V<text:span text:style-name="T2">é</text:span>lo Payant</text:p>
            </text:list-item>
            <text:list-item>
              <text:p text:style-name="P10">P<text:span text:style-name="T2">é</text:span>tanque Gratuite</text:p>
            </text:list-item>
            <text:list-item>
              <text:p text:style-name="P10">Cour de Sushi Gratuite</text:p>
            </text:list-item>
            <text:list-item>
              <text:p text:style-name="P10">Piscine Gratuite</text:p>
            </text:list-item>
          </text:list>
        </text:list-item>
      </text:list>
      <text:p text:style-name="P5"/>
      <text:p text:style-name="P5"><text:span text:style-name="T2">É</text:span>quipement du camping : </text:p>
      <text:list xml:id="list1499145829" text:style-name="L3">
        <text:list-item>
          <text:list>
            <text:list-item>
              <text:p text:style-name="P11">Piscine avec tobog<text:span text:style-name="T2">g</text:span>an</text:p>
            </text:list-item>
            <text:list-item>
              <text:p text:style-name="P11">Salle jeux</text:p>
            </text:list-item>
            <text:list-item>
              <text:p text:style-name="P8">Restaurant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0:25:26.082875683</meta:creation-date>
    <dc:date>2018-10-23T10:22:17.590463874</dc:date>
    <meta:editing-duration>PT4M1S</meta:editing-duration>
    <meta:editing-cycles>6</meta:editing-cycles>
    <meta:generator>LibreOffice/6.0.6.2$Linux_X86_64 LibreOffice_project/00m0$Build-2</meta:generator>
    <meta:document-statistic meta:table-count="0" meta:image-count="0" meta:object-count="0" meta:page-count="2" meta:paragraph-count="56" meta:word-count="209" meta:character-count="1196" meta:non-whitespace-character-count="1049"/>
  </office:meta>
</office:document-meta>
</file>